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These values obtained from webpage: <text:a xlink:href="http://www.ata-tarot.com/resource/cards/">http://www.ata-tarot.com/resource/cards/</text:a></text:p>
          </table:table-cell>
          <table:table-cell table:number-columns-repeated="2"/>
        </table:table-row>
        <table:table-row table:style-name="ro1">
          <table:table-cell office:value-type="string">
            <text:p>Note: BA in post #63959, says that Sepharial has it right that 8 is Justice and 11 is Strength. <text:s/>The website link given above has it wrong. <text:s/>The corrections were made for the information below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ard:</text:p>
          </table:table-cell>
          <table:table-cell/>
          <table:table-cell office:value-type="string">
            <text:p>Number:</text:p>
          </table:table-cell>
        </table:table-row>
        <table:table-row table:style-name="ro3">
          <table:table-cell office:value-type="string">
            <text:p>The Fool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e Magician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he High Priestess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The Empress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he Emperor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e Hierophant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The Lovers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The Chariot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Justice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The Hermit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Wheel of Fortune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Strength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e Hanged Man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Death</text:p>
          </table:table-cell>
          <table:table-cell/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mperance</text:p>
          </table:table-cell>
          <table:table-cell/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e devil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e Tower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 Star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 Moon</text:p>
          </table:table-cell>
          <table:table-cell/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 Sun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Judgement</text:p>
          </table:table-cell>
          <table:table-cell/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he World</text:p>
          </table:table-cell>
          <table:table-cell/>
          <table:table-cell office:value-type="float" office:value="21">
            <text:p>2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3-12T15:55:26</meta:creation-date>
    <dc:date>2013-03-12T16:00:20</dc:date>
    <dc:creator>Ryan </dc:creator>
    <meta:editing-duration>P0D</meta:editing-duration>
    <meta:editing-cycles>1</meta:editing-cycles>
    <meta:document-statistic meta:table-count="3" meta:cell-count="48" meta:object-count="0"/>
    <meta:generator>LibreOffice/3.5$Linux_X86_64 LibreOffice_project/350m1$Build-403</meta:generator>
  </office:meta>
</office:document-meta>
</file>